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2.83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<text:s text:c="4"/>Any type <text:s text:c="1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Array type <text:s text:c="11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2]/[.B2]" office:value-type="percentage" office:value="0.153846153846154" calcext:value-type="percentage">
            <text:p>15,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Class type <text:s text:c="11"/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3]/[.B3]" office:value-type="percentage" office:value="0.0930232558139535" calcext:value-type="percentage">
            <text:p>9,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Empty type <text:s text:c="11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Function type <text:s text:c="8"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5]/[.B5]" office:value-type="percentage" office:value="0.117647058823529" calcext:value-type="percentage">
            <text:p>11,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Generics <text:s text:c="13"/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6]/[.B6]" office:value-type="percentage" office:value="0.0588235294117647" calcext:value-type="percentage">
            <text:p>5,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Interface type <text:s text:c="7"/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string" calcext:value-type="string">
            <text:p><text:s/>\Lightning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Intersection type <text:s text:c="4"/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8]/[.B8]" office:value-type="percentage" office:value="0.0689655172413793" calcext:value-type="percentage">
            <text:p>6,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Maybe type <text:s text:c="11"/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9]/[.B9]" office:value-type="percentage" office:value="0.851851851851852" calcext:value-type="percentage">
            <text:p>85,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Mixed type <text:s text:c="11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Module type <text:s text:c="10"/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11]/[.B11]" office:value-type="percentage" office:value="0.1875" calcext:value-type="percentage">
            <text:p>18,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Object type <text:s text:c="10"/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string" calcext:value-type="string">
            <text:p><text:s/>\Lightning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Opaque type <text:s text:c="10"/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13]/[.B13]" office:value-type="percentage" office:value="0.2" calcext:value-type="percentage">
            <text:p>20,0%</text:p>
          </table:table-cell>
          <table:table-cell office:value-type="float" office:value="6" calcext:value-type="float">
            <text:p>6</text:p>
          </table:table-cell>
          <table:table-cell table:formula="of:=[.E13]/[.B13]" office:value-type="percentage" office:value="0.6" calcext:value-type="percentage">
            <text:p>60,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Primitives <text:s text:c="11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This type <text:s text:c="1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\Lightning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Tuple type <text:s text:c="11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6]/[.B16]" office:value-type="percentage" office:value="0.2" calcext:value-type="percentage">
            <text:p>20,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Type alias <text:s text:c="11"/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17]/[.B17]" office:value-type="percentage" office:value="0.136363636363636" calcext:value-type="percentage">
            <text:p>13,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Type cast <text:s text:c="12"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Typeof type <text:s text:c="10"/>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19]/[.B19]" office:value-type="percentage" office:value="0.15" calcext:value-type="percentage">
            <text:p>15,0%</text:p>
          </table:table-cell>
          <table:table-cell office:value-type="float" office:value="2" calcext:value-type="float">
            <text:p>2</text:p>
          </table:table-cell>
          <table:table-cell table:formula="of:=[.E19]/[.B19]" office:value-type="percentage" office:value="0.1" calcext:value-type="percentage">
            <text:p>10,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Union type <text:s text:c="11"/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0]/[.B20]" office:value-type="percentage" office:value="0.0526315789473684" calcext:value-type="percentage">
            <text:p>5,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Call <text:s text:c="17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Difference <text:s text:c="11"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Element type <text:s text:c="9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Exact <text:s text:c="16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4]/[.B24]" office:value-type="percentage" office:value="0.142857142857143" calcext:value-type="percentage">
            <text:p>14,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Existential type <text:s text:c="5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Keys <text:s text:c="17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None maybe type <text:s text:c="6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7]/[.B27]" office:value-type="percentage" office:value="0.666666666666667" calcext:value-type="percentage">
            <text:p>66,7%</text:p>
          </table:table-cell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Property type <text:s text:c="8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-- <text:s text:c="8"/>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Rest <text:s text:c="17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Shape <text:s text:c="16"/>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30]/[.B30]" office:value-type="percentage" office:value="0.272727272727273" calcext:value-type="percentage">
            <text:p>27,3%</text:p>
          </table:table-cell>
          <table:table-cell office:value-type="string" calcext:value-type="string">
            <text:p><text:s/>-- <text:s text:c="5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Typdeklarationen <text:s text:c="5"/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\Lightning 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31]/[.B31]" office:value-type="percentage" office:value="0.318181818181818" calcext:value-type="percentage">
            <text:p>31,8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insgesamt</text:p>
          </table:table-cell>
          <table:table-cell table:style-name="ce1" table:formula="of:=SUM([.B1:.B31])" office:value-type="float" office:value="637" calcext:value-type="float">
            <text:p>637</text:p>
          </table:table-cell>
          <table:table-cell table:style-name="ce1" table:formula="of:=SUM([.C13];[.C19];[.C27];[.C30])" office:value-type="float" office:value="12" calcext:value-type="float">
            <text:p>12</text:p>
          </table:table-cell>
          <table:table-cell table:style-name="ce3" table:formula="of:=[.C33]/[.B33]" office:value-type="percentage" office:value="0.0188383045525903" calcext:value-type="percentage">
            <text:p>1,9%</text:p>
          </table:table-cell>
          <table:table-cell table:style-name="ce1" table:formula="of:=SUM([.E2];[.E3];[.E5];[.E6];[.E8];[.E9];[.E11];[.E13];[.E16];[.E17];[.E19];[.E20];[.E24];[.E31])" office:value-type="float" office:value="70" calcext:value-type="float">
            <text:p>70</text:p>
          </table:table-cell>
          <table:table-cell table:style-name="ce3" table:formula="of:=[.E33]/[.B33]" office:value-type="percentage" office:value="0.10989010989011" calcext:value-type="percentage">
            <text:p>11,0%</text:p>
          </table:table-cell>
          <table:table-cell table:style-name="ce1"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31T17:10:29.340157788</dc:date>
    <dc:creator>Jonathan Gruber</dc:creator>
    <meta:editing-duration>PT3H45M51S</meta:editing-duration>
    <meta:editing-cycles>2</meta:editing-cycles>
    <meta:generator>LibreOffice/6.3.2.2$Linux_X86_64 LibreOffice_project/30$Build-2</meta:generator>
    <meta:document-statistic meta:table-count="1" meta:cell-count="148" meta:object-count="0"/>
  </office:meta>
</office:document-meta>
</file>